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2.021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374cm"/>
    </style:style>
    <style:style style:name="co7" style:family="table-column">
      <style:table-column-properties fo:break-before="auto" style:column-width="1.236cm"/>
    </style:style>
    <style:style style:name="co8" style:family="table-column">
      <style:table-column-properties fo:break-before="auto" style:column-width="0.937cm"/>
    </style:style>
    <style:style style:name="co9" style:family="table-column">
      <style:table-column-properties fo:break-before="auto" style:column-width="1.018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1.674cm"/>
    </style:style>
    <style:style style:name="co13" style:family="table-column">
      <style:table-column-properties fo:break-before="auto" style:column-width="1.565cm"/>
    </style:style>
    <style:style style:name="co14" style:family="table-column">
      <style:table-column-properties fo:break-before="auto" style:column-width="2.03cm"/>
    </style:style>
    <style:style style:name="co16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</style:style>
    <style:style style:name="ce7" style:family="table-cell" style:parent-style-name="Default" style:data-style-name="N11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order-bottom="none" fo:border-left="0.002cm solid #000000" fo:border-right="none" fo:border-top="none"/>
      <style:map style:condition="cell-content()&lt;0.9" style:apply-style-name="naamloos1" style:base-cell-address="Blad1.Q2"/>
    </style:style>
    <style:style style:name="ce10" style:family="table-cell" style:parent-style-name="Default" style:data-style-name="N11">
      <style:map style:condition="cell-content()&lt;0.9" style:apply-style-name="naamloos1" style:base-cell-address="Blad1.Q2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1">
      <style:table-cell-properties fo:border-bottom="none" fo:border-left="0.002cm solid #000000" fo:border-right="none" fo:border-top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Blad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default-cell-style-name="ce9"/>
        <table:table-column table:style-name="co4" table:default-cell-style-name="ce10"/>
        <table:table-column table:style-name="co16" table:default-cell-style-name="ce3"/>
        <table:table-column table:style-name="co15" table:default-cell-style-name="Default"/>
        <table:table-column table:style-name="co15" table:default-cell-style-name="ce3"/>
        <table:table-row table:style-name="ro1">
          <table:table-cell office:value-type="string">
            <text:p>Datum (finished)</text:p>
          </table:table-cell>
          <table:table-cell office:value-type="string">
            <text:p>Datum (revisited)</text:p>
          </table:table-cell>
          <table:table-cell table:style-name="ce2" office:value-type="string">
            <text:p>Hoofdstuk</text:p>
          </table:table-cell>
          <table:table-cell table:style-name="ce4" office:value-type="string">
            <text:p>Fig.</text:p>
          </table:table-cell>
          <table:table-cell table:style-name="ce6" office:value-type="string">
            <text:p>Tbl.</text:p>
          </table:table-cell>
          <table:table-cell table:style-name="ce6" office:value-type="string">
            <text:p>VHDL</text:p>
          </table:table-cell>
          <table:table-cell table:style-name="ce6" office:value-type="string">
            <text:p>Ftnt</text:p>
          </table:table-cell>
          <table:table-cell table:style-name="ce6" office:value-type="string">
            <text:p>Pgs</text:p>
          </table:table-cell>
          <table:table-cell table:style-name="ce6" office:value-type="string">
            <text:p>Vgls</text:p>
          </table:table-cell>
          <table:table-cell table:style-name="ce6" office:value-type="string">
            <text:p>Tot.</text:p>
          </table:table-cell>
          <table:table-cell table:style-name="ce6" office:value-type="string">
            <text:p>Slds</text:p>
          </table:table-cell>
          <table:table-cell table:style-name="ce4" office:value-type="string">
            <text:p>Rel. Fig</text:p>
          </table:table-cell>
          <table:table-cell table:style-name="ce6" office:value-type="string">
            <text:p>Rel. Tbl</text:p>
          </table:table-cell>
          <table:table-cell table:style-name="ce6" office:value-type="string">
            <text:p>Rel. VHDL</text:p>
          </table:table-cell>
          <table:table-cell table:style-name="ce6" office:value-type="string">
            <text:p>Rel. Ftnt</text:p>
          </table:table-cell>
          <table:table-cell table:style-name="ce6" office:value-type="string">
            <text:p>Rel. Pgs</text:p>
          </table:table-cell>
          <table:table-cell table:style-name="ce6" office:value-type="string">
            <text:p>Rel. Vgl</text:p>
          </table:table-cell>
          <table:table-cell table:style-name="ce4" office:value-type="string">
            <text:p>Rel. Totaal</text:p>
          </table:table-cell>
          <table:table-cell table:style-name="ce6" office:value-type="string">
            <text:p>corr. Total</text:p>
          </table:table-cell>
          <table:table-cell table:style-name="ce4" office:value-type="string">
            <text:p>Chapter</text:p>
          </table:table-cell>
          <table:table-cell table:style-name="ce6"/>
          <table:table-cell/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formula="of:=[.D2]+[.E2]+[.F2]+[.G2]+[.H2]+[.I2]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D2]/[.$K2]" office:value-type="percentage" office:value="0">
            <text:p>0,00%</text:p>
          </table:table-cell>
          <table:table-cell table:formula="of:=[.E2]/[.$K2]" office:value-type="percentage" office:value="0">
            <text:p>0,00%</text:p>
          </table:table-cell>
          <table:table-cell table:formula="of:=[.F2]/[.$K2]" office:value-type="percentage" office:value="0">
            <text:p>0,00%</text:p>
          </table:table-cell>
          <table:table-cell table:formula="of:=[.G2]/[.$K2]" office:value-type="percentage" office:value="0">
            <text:p>0,00%</text:p>
          </table:table-cell>
          <table:table-cell table:formula="of:=[.H2]/[.$K2]" office:value-type="percentage" office:value="0">
            <text:p>0,00%</text:p>
          </table:table-cell>
          <table:table-cell table:formula="of:=[.I2]/[.$K2]" office:value-type="percentage" office:value="0">
            <text:p>0,00%</text:p>
          </table:table-cell>
          <table:table-cell table:formula="of:=[.L2]+[.M2]+[.N2]+[.O2]+[.P2]+[.Q2]" office:value-type="percentage" office:value="0">
            <text:p>0,00%</text:p>
          </table:table-cell>
          <table:table-cell table:formula="of:=[.R2]/[.$Q$16]" office:value-type="percentage" office:value="0">
            <text:p>0,00%</text:p>
          </table:table-cell>
          <table:table-cell office:value-type="string">
            <text:p>Inleiding</text:p>
          </table:table-cell>
          <table:table-cell table:number-columns-repeated="2"/>
        </table:table-row>
        <table:table-row table:style-name="ro1">
          <table:table-cell table:style-name="ce1" office:value-type="date" office:date-value="2011-03-28">
            <text:p>28/03/11</text:p>
          </table:table-cell>
          <table:table-cell table:style-name="ce1" office:value-type="date" office:date-value="2011-07-29">
            <text:p>29/07/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D3]+[.E3]+[.F3]+[.G3]+[.H3]+[.I3]" office:value-type="float" office:value="61">
            <text:p>61</text:p>
          </table:table-cell>
          <table:table-cell office:value-type="float" office:value="46">
            <text:p>46</text:p>
          </table:table-cell>
          <table:table-cell table:formula="of:=[.D3]/[.$K3]" office:value-type="percentage" office:value="0.304347826086957">
            <text:p>30,43%</text:p>
          </table:table-cell>
          <table:table-cell table:formula="of:=[.E3]/[.$K3]" office:value-type="percentage" office:value="0.195652173913043">
            <text:p>19,57%</text:p>
          </table:table-cell>
          <table:table-cell table:formula="of:=[.F3]/[.$K3]" office:value-type="percentage" office:value="0.0652173913043478">
            <text:p>6,52%</text:p>
          </table:table-cell>
          <table:table-cell table:formula="of:=[.G3]/[.$K3]" office:value-type="percentage" office:value="0.195652173913043">
            <text:p>19,57%</text:p>
          </table:table-cell>
          <table:table-cell table:formula="of:=[.H3]/[.$K3]" office:value-type="percentage" office:value="0.391304347826087">
            <text:p>39,13%</text:p>
          </table:table-cell>
          <table:table-cell table:formula="of:=[.I3]/[.$K3]" office:value-type="percentage" office:value="0.173913043478261">
            <text:p>17,39%</text:p>
          </table:table-cell>
          <table:table-cell table:formula="of:=[.L3]+[.M3]+[.N3]+[.O3]+[.P3]+[.Q3]" office:value-type="percentage" office:value="1.32608695652174">
            <text:p>132,61%</text:p>
          </table:table-cell>
          <table:table-cell table:formula="of:=[.R3]/[.$Q$16]" office:value-type="percentage" office:value="3.42533415271163">
            <text:p>342,53%</text:p>
          </table:table-cell>
          <table:table-cell office:value-type="string">
            <text:p>Ba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[.D4]+[.E4]+[.F4]+[.G4]+[.H4]+[.I4]" office:value-type="float" office:value="48">
            <text:p>48</text:p>
          </table:table-cell>
          <table:table-cell office:value-type="float" office:value="63">
            <text:p>63</text:p>
          </table:table-cell>
          <table:table-cell table:formula="of:=[.D4]/[.$K4]" office:value-type="percentage" office:value="0.301587301587302">
            <text:p>30,16%</text:p>
          </table:table-cell>
          <table:table-cell table:formula="of:=[.E4]/[.$K4]" office:value-type="percentage" office:value="0">
            <text:p>0,00%</text:p>
          </table:table-cell>
          <table:table-cell table:formula="of:=[.F4]/[.$K4]" office:value-type="percentage" office:value="0">
            <text:p>0,00%</text:p>
          </table:table-cell>
          <table:table-cell table:formula="of:=[.G4]/[.$K4]" office:value-type="percentage" office:value="0.142857142857143">
            <text:p>14,29%</text:p>
          </table:table-cell>
          <table:table-cell table:formula="of:=[.H4]/[.$K4]" office:value-type="percentage" office:value="0.26984126984127">
            <text:p>26,98%</text:p>
          </table:table-cell>
          <table:table-cell table:formula="of:=[.I4]/[.$K4]" office:value-type="percentage" office:value="0.0476190476190476">
            <text:p>4,76%</text:p>
          </table:table-cell>
          <table:table-cell table:formula="of:=[.L4]+[.M4]+[.N4]+[.O4]+[.P4]+[.Q4]" office:value-type="percentage" office:value="0.761904761904762">
            <text:p>76,19%</text:p>
          </table:table-cell>
          <table:table-cell table:formula="of:=[.R4]/[.$Q$16]" office:value-type="percentage" office:value="1.96802961467272">
            <text:p>196,80%</text:p>
          </table:table-cell>
          <table:table-cell office:value-type="string">
            <text:p>Limieten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formula="of:=[.D5]+[.E5]+[.F5]+[.G5]+[.H5]+[.I5]" office:value-type="float" office:value="142">
            <text:p>142</text:p>
          </table:table-cell>
          <table:table-cell office:value-type="float" office:value="146">
            <text:p>146</text:p>
          </table:table-cell>
          <table:table-cell table:formula="of:=[.D5]/[.$K5]" office:value-type="percentage" office:value="0.198630136986301">
            <text:p>19,86%</text:p>
          </table:table-cell>
          <table:table-cell table:formula="of:=[.E5]/[.$K5]" office:value-type="percentage" office:value="0.0684931506849315">
            <text:p>6,85%</text:p>
          </table:table-cell>
          <table:table-cell table:formula="of:=[.F5]/[.$K5]" office:value-type="percentage" office:value="0.0136986301369863">
            <text:p>1,37%</text:p>
          </table:table-cell>
          <table:table-cell table:formula="of:=[.G5]/[.$K5]" office:value-type="percentage" office:value="0.143835616438356">
            <text:p>14,38%</text:p>
          </table:table-cell>
          <table:table-cell table:formula="of:=[.H5]/[.$K5]" office:value-type="percentage" office:value="0.246575342465753">
            <text:p>24,66%</text:p>
          </table:table-cell>
          <table:table-cell table:formula="of:=[.I5]/[.$K5]" office:value-type="percentage" office:value="0.301369863013699">
            <text:p>30,14%</text:p>
          </table:table-cell>
          <table:table-cell table:formula="of:=[.L5]+[.M5]+[.N5]+[.O5]+[.P5]+[.Q5]" office:value-type="percentage" office:value="0.972602739726027">
            <text:p>97,26%</text:p>
          </table:table-cell>
          <table:table-cell table:formula="of:=[.R5]/[.$Q$16]" office:value-type="percentage" office:value="2.5122706810591">
            <text:p>251,23%</text:p>
          </table:table-cell>
          <table:table-cell office:value-type="string">
            <text:p>Combinatoris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D6]+[.E6]+[.F6]+[.G6]+[.H6]+[.I6]" office:value-type="float" office:value="32">
            <text:p>32</text:p>
          </table:table-cell>
          <table:table-cell office:value-type="float" office:value="128">
            <text:p>128</text:p>
          </table:table-cell>
          <table:table-cell table:formula="of:=[.D6]/[.$K6]" office:value-type="percentage" office:value="0.09375">
            <text:p>9,38%</text:p>
          </table:table-cell>
          <table:table-cell table:formula="of:=[.E6]/[.$K6]" office:value-type="percentage" office:value="0">
            <text:p>0,00%</text:p>
          </table:table-cell>
          <table:table-cell table:formula="of:=[.F6]/[.$K6]" office:value-type="percentage" office:value="0">
            <text:p>0,00%</text:p>
          </table:table-cell>
          <table:table-cell table:formula="of:=[.G6]/[.$K6]" office:value-type="percentage" office:value="0.0546875">
            <text:p>5,47%</text:p>
          </table:table-cell>
          <table:table-cell table:formula="of:=[.H6]/[.$K6]" office:value-type="percentage" office:value="0.0625">
            <text:p>6,25%</text:p>
          </table:table-cell>
          <table:table-cell table:formula="of:=[.I6]/[.$K6]" office:value-type="percentage" office:value="0.0390625">
            <text:p>3,91%</text:p>
          </table:table-cell>
          <table:table-cell table:formula="of:=[.L6]+[.M6]+[.N6]+[.O6]+[.P6]+[.Q6]" office:value-type="percentage" office:value="0.25">
            <text:p>25,00%</text:p>
          </table:table-cell>
          <table:table-cell table:formula="of:=[.R6]/[.$Q$16]" office:value-type="percentage" office:value="0.645759717314488">
            <text:p>64,58%</text:p>
          </table:table-cell>
          <table:table-cell office:value-type="string">
            <text:p>Sequentie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formula="of:=[.D7]+[.E7]+[.F7]+[.G7]+[.H7]+[.I7]" office:value-type="float" office:value="0">
            <text:p>0</text:p>
          </table:table-cell>
          <table:table-cell office:value-type="float" office:value="211">
            <text:p>211</text:p>
          </table:table-cell>
          <table:table-cell table:formula="of:=[.D7]/[.$K7]" office:value-type="percentage" office:value="0">
            <text:p>0,00%</text:p>
          </table:table-cell>
          <table:table-cell table:formula="of:=[.E7]/[.$K7]" office:value-type="percentage" office:value="0">
            <text:p>0,00%</text:p>
          </table:table-cell>
          <table:table-cell table:formula="of:=[.F7]/[.$K7]" office:value-type="percentage" office:value="0">
            <text:p>0,00%</text:p>
          </table:table-cell>
          <table:table-cell table:formula="of:=[.G7]/[.$K7]" office:value-type="percentage" office:value="0">
            <text:p>0,00%</text:p>
          </table:table-cell>
          <table:table-cell table:formula="of:=[.H7]/[.$K7]" office:value-type="percentage" office:value="0">
            <text:p>0,00%</text:p>
          </table:table-cell>
          <table:table-cell table:formula="of:=[.I7]/[.$K7]" office:value-type="percentage" office:value="0">
            <text:p>0,00%</text:p>
          </table:table-cell>
          <table:table-cell table:formula="of:=[.L7]+[.M7]+[.N7]+[.O7]+[.P7]+[.Q7]" office:value-type="percentage" office:value="0">
            <text:p>0,00%</text:p>
          </table:table-cell>
          <table:table-cell table:formula="of:=[.R7]/[.$Q$16]" office:value-type="percentage" office:value="0">
            <text:p>0,00%</text:p>
          </table:table-cell>
          <table:table-cell office:value-type="string">
            <text:p>Niet-Programmeerba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formula="of:=[.D8]+[.E8]+[.F8]+[.G8]+[.H8]+[.I8]" office:value-type="float" office:value="0">
            <text:p>0</text:p>
          </table:table-cell>
          <table:table-cell office:value-type="float" office:value="119">
            <text:p>119</text:p>
          </table:table-cell>
          <table:table-cell table:formula="of:=[.D8]/[.$K8]" office:value-type="percentage" office:value="0">
            <text:p>0,00%</text:p>
          </table:table-cell>
          <table:table-cell table:formula="of:=[.E8]/[.$K8]" office:value-type="percentage" office:value="0">
            <text:p>0,00%</text:p>
          </table:table-cell>
          <table:table-cell table:formula="of:=[.F8]/[.$K8]" office:value-type="percentage" office:value="0">
            <text:p>0,00%</text:p>
          </table:table-cell>
          <table:table-cell table:formula="of:=[.G8]/[.$K8]" office:value-type="percentage" office:value="0">
            <text:p>0,00%</text:p>
          </table:table-cell>
          <table:table-cell table:formula="of:=[.H8]/[.$K8]" office:value-type="percentage" office:value="0">
            <text:p>0,00%</text:p>
          </table:table-cell>
          <table:table-cell table:formula="of:=[.I8]/[.$K8]" office:value-type="percentage" office:value="0">
            <text:p>0,00%</text:p>
          </table:table-cell>
          <table:table-cell table:formula="of:=[.L8]+[.M8]+[.N8]+[.O8]+[.P8]+[.Q8]" office:value-type="percentage" office:value="0">
            <text:p>0,00%</text:p>
          </table:table-cell>
          <table:table-cell table:formula="of:=[.R8]/[.$Q$16]" office:value-type="percentage" office:value="0">
            <text:p>0,00%</text:p>
          </table:table-cell>
          <table:table-cell office:value-type="string">
            <text:p>Programmeerba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2" table:formula="of:=[.D2]+[.D3]+[.D4]+[.D5]+[.D6]+[.D7]+[.D8]" office:value-type="float" office:value="74">
            <text:p>74</text:p>
          </table:table-cell>
          <table:table-cell table:style-name="ce5" table:formula="of:=[.E2]+[.E3]+[.E4]+[.E5]+[.E6]+[.E7]+[.E8]" office:value-type="float" office:value="19">
            <text:p>19</text:p>
          </table:table-cell>
          <table:table-cell table:style-name="ce5" table:formula="of:=[.F2]+[.F3]+[.F4]+[.F5]+[.F6]+[.F7]+[.F8]" office:value-type="float" office:value="5">
            <text:p>5</text:p>
          </table:table-cell>
          <table:table-cell table:style-name="ce5" table:formula="of:=[.G2]+[.G3]+[.G4]+[.G5]+[.G6]+[.G7]+[.G8]" office:value-type="float" office:value="46">
            <text:p>46</text:p>
          </table:table-cell>
          <table:table-cell table:style-name="ce5" table:formula="of:=[.H2]+[.H3]+[.H4]+[.H5]+[.H6]+[.H7]+[.H8]" office:value-type="float" office:value="79">
            <text:p>79</text:p>
          </table:table-cell>
          <table:table-cell table:style-name="ce5" table:formula="of:=[.I2]+[.I3]+[.I4]+[.I5]+[.I6]+[.I7]+[.I8]" office:value-type="float" office:value="60">
            <text:p>60</text:p>
          </table:table-cell>
          <table:table-cell table:style-name="ce5" table:formula="of:=[.D9]+[.E9]+[.F9]+[.G9]+[.H9]+[.I9]" office:value-type="float" office:value="283">
            <text:p>283</text:p>
          </table:table-cell>
          <table:table-cell table:style-name="ce5" table:formula="of:=[.K2]+[.K3]+[.K4]+[.K5]+[.K6]+[.K7]+[.K8]" office:value-type="float" office:value="731">
            <text:p>731</text:p>
          </table:table-cell>
          <table:table-cell table:style-name="ce2" table:formula="of:=AVERAGE([.L2:.L8])" office:value-type="percentage" office:value="0.128330752094366">
            <text:p>12,83%</text:p>
          </table:table-cell>
          <table:table-cell table:style-name="ce5" table:formula="of:=AVERAGE([.M2:.M8])" office:value-type="percentage" office:value="0.0377350463711393">
            <text:p>3,77%</text:p>
          </table:table-cell>
          <table:table-cell table:style-name="ce5" table:formula="of:=AVERAGE([.N2:.N8])" office:value-type="percentage" office:value="0.011273717348762">
            <text:p>1,13%</text:p>
          </table:table-cell>
          <table:table-cell table:style-name="ce5" table:formula="of:=AVERAGE([.O2:.O8])" office:value-type="percentage" office:value="0.0767189190297918">
            <text:p>7,67%</text:p>
          </table:table-cell>
          <table:table-cell table:style-name="ce5" table:formula="of:=AVERAGE([.P2:.P8])" office:value-type="percentage" office:value="0.13860299430473">
            <text:p>13,86%</text:p>
          </table:table-cell>
          <table:table-cell table:style-name="ce5" table:formula="of:=AVERAGE([.Q2:.Q8])" office:value-type="percentage" office:value="0.0802806363015724">
            <text:p>8,03%</text:p>
          </table:table-cell>
          <table:table-cell table:style-name="ce2" table:formula="of:=COUNTIF([.R2:.S8];&quot;&gt;0,9&quot;)" office:value-type="float" office:value="5">
            <text:p>5</text:p>
          </table:table-cell>
          <table:table-cell table:style-name="ce5" table:formula="of:=COUNT([.R2:.S8])" office:value-type="float" office:value="14">
            <text:p>14</text:p>
          </table:table-cell>
          <table:table-cell table:style-name="ce13" table:formula="of:=[.R9]/[.S9]" office:value-type="percentage" office:value="0.357142857142857">
            <text:p>35,71%</text:p>
          </table:table-cell>
          <table:table-cell table:style-name="ce5" office:value-type="string">
            <text:p>&lt;- completed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5" office:value-type="string">
            <text:p>B</text:p>
          </table:table-cell>
          <table:table-cell table:style-name="ce5" office:value-type="string">
            <text:p>E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C</text:p>
          </table:table-cell>
          <table:table-cell table:style-name="ce5" table:number-columns-repeated="9"/>
          <table:table-cell table:style-name="ce11"/>
          <table:table-cell table:style-name="ce8" table:formula="of:=[.E13]/([.E13]+[.E14])" office:value-type="percentage" office:value="0.637931034482759">
            <text:p>63,79%</text:p>
          </table:table-cell>
          <table:table-cell office:value-type="string">
            <text:p>&lt;- time</text:p>
          </table:table-cell>
          <table:table-cell/>
        </table:table-row>
        <table:table-row table:style-name="ro1">
          <table:table-cell office:value-type="string">
            <text:p>Start</text:p>
          </table:table-cell>
          <table:table-cell/>
          <table:table-cell table:style-name="ce1" office:value-type="date" office:date-value="2011-03-19">
            <text:p>19/03/11</text:p>
          </table:table-cell>
          <table:table-cell table:style-name="Default"/>
          <table:table-cell table:number-columns-repeated="7"/>
          <table:table-cell table:style-name="Default" table:number-columns-repeated="7"/>
          <table:table-cell table:style-name="ce12"/>
          <table:table-cell table:style-name="ce8" table:formula="of:=[.T10]/[.T9]" office:value-type="percentage" office:value="1.78620689655172">
            <text:p>178,62%</text:p>
          </table:table-cell>
          <table:table-cell office:value-type="string">
            <text:p>&lt;- float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/>
          <table:table-cell table:style-name="Default"/>
          <table:table-cell table:style-name="Default" office:value-type="string">
            <text:p>worked</text:p>
          </table:table-cell>
          <table:table-cell table:formula="of:=[.C12]-[.C11]" office:value-type="float" office:value="-40621">
            <text:p>-40621</text:p>
          </table:table-cell>
          <table:table-cell table:number-columns-repeated="6"/>
          <table:table-cell table:style-name="Default" table:number-columns-repeated="8"/>
          <table:table-cell table:style-name="ce5" table:number-columns-repeated="2"/>
          <table:table-cell table:style-name="Default"/>
        </table:table-row>
        <table:table-row table:style-name="ro1">
          <table:table-cell office:value-type="string">
            <text:p>Vandaag</text:p>
          </table:table-cell>
          <table:table-cell/>
          <table:table-cell table:style-name="Default" table:formula="of:=TODAY()" office:value-type="date" office:date-value="2011-10-27">
            <text:p>27/10/11</text:p>
          </table:table-cell>
          <table:table-cell table:style-name="Default" office:value-type="string">
            <text:p>done</text:p>
          </table:table-cell>
          <table:table-cell table:formula="of:=[.C13]-[.C11]" office:value-type="float" office:value="222">
            <text:p>222</text:p>
          </table:table-cell>
          <table:table-cell table:number-columns-repeated="6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office:value-type="string">
            <text:p>Deadline</text:p>
          </table:table-cell>
          <table:table-cell/>
          <table:table-cell table:style-name="ce1" office:value-type="date" office:date-value="2012-03-01">
            <text:p>01/03/12</text:p>
          </table:table-cell>
          <table:table-cell table:style-name="Default" office:value-type="string">
            <text:p>left</text:p>
          </table:table-cell>
          <table:table-cell table:formula="of:=[.C14]-[.C13]" office:value-type="float" office:value="126">
            <text:p>126</text:p>
          </table:table-cell>
          <table:table-cell table:number-columns-repeated="6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>
            <draw:frame table:end-cell-address="Blad1.M35" table:end-x="0.964cm" table:end-y="0.051cm" draw:z-index="0" draw:style-name="gr1" svg:width="16.936cm" svg:height="8.999cm" svg:x="0cm" svg:y="0.049cm">
              <draw:object draw:notify-on-update-of-ranges="Blad1.L1:Blad1.Q1 Blad1.L9:Blad1.Q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number-columns-repeated="7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style-name="Default" office:value-type="string">
            <text:p>corr.</text:p>
          </table:table-cell>
          <table:table-cell table:formula="of:=([.R2]*[.K2]+[.R3]*[.K3]+[.R4]*[.K4]+[.R5]*[.K5]+[.R6]*[.K6]+[.R7]*[.K7]+[.R8]*[.K8])/([.K2]+[.K3]+[.K4]+[.K5]+[.K6]+[.K7]+[.K8])" office:value-type="percentage" office:value="0.387140902872777">
            <text:p>38,71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style-name="Default">
            <draw:frame table:end-cell-address="Blad1.U37" table:end-x="0.979cm" table:end-y="0.445cm" draw:z-index="1" draw:style-name="gr1" svg:width="15.999cm" svg:height="8.999cm" svg:x="1.157cm" svg:y="0.444cm">
              <draw:object draw:notify-on-update-of-ranges="Blad1.L1:Blad1.L1 Blad1.L2:Blad1.L8 Blad1.M1:Blad1.M1 Blad1.M2:Blad1.M8 Blad1.N1:Blad1.N1 Blad1.N2:Blad1.N8 Blad1.O1:Blad1.O1 Blad1.O2:Blad1.O8 Blad1.P1:Blad1.P1 Blad1.P2:Blad1.P8 Blad1.Q1:Blad1.Q1 Blad1.Q2:Blad1.Q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7"/>
          <table:table-cell/>
          <table:table-cell table:style-name="Default"/>
        </table:table-row>
      </table:table>
      <table:table table:name="Blad2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amloos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/10/2011</text:date>, <text:time>22:46: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</meta:initial-creator>
    <meta:creation-date>2011-03-28T03:00:37</meta:creation-date>
    <dc:date>2011-10-27T22:46:11</dc:date>
    <dc:creator>Willem </dc:creator>
    <meta:editing-duration>P6DT19H54M3S</meta:editing-duration>
    <meta:editing-cycles>73</meta:editing-cycles>
    <meta:generator>LibreOffice/3.3$Linux LibreOffice_project/330m19$Build-401</meta:generator>
    <meta:document-statistic meta:table-count="3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0084d1"/>
    </style:style>
    <style:style style:name="ch12" style:family="chart">
      <style:chart-properties chart:solid-type="cuboid"/>
      <style:graphic-properties draw:fill-color="#ff00ff"/>
    </style:style>
    <style:style style:name="ch13" style:family="chart">
      <style:chart-properties chart:solid-type="cuboid"/>
      <style:graphic-properties draw:fill-color="#ff95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37cm" svg:height="9cm" xlink:href=".." xlink:type="simple" chart:class="chart:circle" chart:style-name="ch1">
        <chart:legend chart:legend-position="end" svg:x="14.513cm" svg:y="3.08cm" chart:style-name="ch2"/>
        <chart:plot-area chart:style-name="ch3" table:cell-range-address="Blad1.L1:Blad1.Q1 Blad1.L9:Blad1.Q9" chart:data-source-has-labels="row" svg:x="0.338cm" svg:y="0.675cm" svg:width="13.838cm" svg:height="8.145cm">
          <chartooo:coordinate-region svg:x="3.185cm" svg:y="0.676cm" svg:width="8.144cm" svg:height="8.144cm"/>
          <chart:axis chart:dimension="x" chart:name="primary-x" chart:style-name="ch4">
            <chart:categories table:cell-range-address="Blad1.L1:Blad1.Q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1.L9:Blad1.Q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Fig</text:p>
                <draw:g>
                  <svg:desc>Blad1.L1:Blad1.Q1</svg:desc>
                </draw:g>
              </table:table-cell>
              <table:table-cell office:value-type="string">
                <text:p>Rel. Tbl</text:p>
              </table:table-cell>
              <table:table-cell office:value-type="string">
                <text:p>Rel. VHDL</text:p>
              </table:table-cell>
              <table:table-cell office:value-type="string">
                <text:p>Rel. Ftnt</text:p>
              </table:table-cell>
              <table:table-cell office:value-type="string">
                <text:p>Rel. Pgs</text:p>
              </table:table-cell>
              <table:table-cell office:value-type="string">
                <text:p>Rel. Vgl</text:p>
              </table:table-cell>
            </table:table-row>
          </table:table-header-rows>
          <table:table-rows>
            <table:table-row>
              <table:table-cell office:value-type="string">
                <text:p>Rij 9</text:p>
                <draw:g>
                  <svg:desc/>
                </draw:g>
              </table:table-cell>
              <table:table-cell office:value-type="float" office:value="0.128330752094366">
                <text:p>0.128330752094366</text:p>
                <draw:g>
                  <svg:desc>Blad1.L9:Blad1.Q9</svg:desc>
                </draw:g>
              </table:table-cell>
              <table:table-cell office:value-type="float" office:value="0.0377350463711393">
                <text:p>0.0377350463711393</text:p>
              </table:table-cell>
              <table:table-cell office:value-type="float" office:value="0.011273717348762">
                <text:p>0.011273717348762</text:p>
              </table:table-cell>
              <table:table-cell office:value-type="float" office:value="0.0767189190297918">
                <text:p>0.0767189190297918</text:p>
              </table:table-cell>
              <table:table-cell office:value-type="float" office:value="0.13860299430473">
                <text:p>0.13860299430473</text:p>
              </table:table-cell>
              <table:table-cell office:value-type="float" office:value="0.0802806363015724">
                <text:p>0.0802806363015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576cm" svg:y="3.08cm" chart:style-name="ch2"/>
        <chart:plot-area chart:style-name="ch3" table:cell-range-address="Blad1.L1:Blad1.Q8" chart:data-source-has-labels="row" svg:x="0.77cm" svg:y="0.855cm" svg:width="12.167cm" svg:height="7.545cm">
          <chartooo:coordinate-region svg:x="2.37cm" svg:y="1.054cm" svg:width="10.47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ad1.L2:Blad1.L8" chart:label-cell-address="Blad1.L1:Blad1.L1" chart:class="chart:area">
            <chart:data-point chart:repeated="7"/>
          </chart:series>
          <chart:series chart:style-name="ch8" chart:values-cell-range-address="Blad1.M2:Blad1.M8" chart:label-cell-address="Blad1.M1:Blad1.M1" chart:class="chart:area">
            <chart:data-point chart:repeated="7"/>
          </chart:series>
          <chart:series chart:style-name="ch9" chart:values-cell-range-address="Blad1.N2:Blad1.N8" chart:label-cell-address="Blad1.N1:Blad1.N1" chart:class="chart:area">
            <chart:data-point chart:repeated="7"/>
          </chart:series>
          <chart:series chart:style-name="ch10" chart:values-cell-range-address="Blad1.O2:Blad1.O8" chart:label-cell-address="Blad1.O1:Blad1.O1" chart:class="chart:area">
            <chart:data-point chart:repeated="7"/>
          </chart:series>
          <chart:series chart:style-name="ch11" chart:values-cell-range-address="Blad1.P2:Blad1.P8" chart:label-cell-address="Blad1.P1:Blad1.P1" chart:class="chart:area">
            <chart:data-point chart:repeated="7"/>
          </chart:series>
          <chart:series chart:style-name="ch12" chart:values-cell-range-address="Blad1.Q2:Blad1.Q8" chart:label-cell-address="Blad1.Q1:Blad1.Q1" chart:class="chart:area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Fig</text:p>
                <draw:g>
                  <svg:desc>Blad1.L1:Blad1.L1</svg:desc>
                </draw:g>
              </table:table-cell>
              <table:table-cell office:value-type="string">
                <text:p>Rel. Tbl</text:p>
                <draw:g>
                  <svg:desc>Blad1.M1:Blad1.M1</svg:desc>
                </draw:g>
              </table:table-cell>
              <table:table-cell office:value-type="string">
                <text:p>Rel. VHDL</text:p>
                <draw:g>
                  <svg:desc>Blad1.N1:Blad1.N1</svg:desc>
                </draw:g>
              </table:table-cell>
              <table:table-cell office:value-type="string">
                <text:p>Rel. Ftnt</text:p>
                <draw:g>
                  <svg:desc>Blad1.O1:Blad1.O1</svg:desc>
                </draw:g>
              </table:table-cell>
              <table:table-cell office:value-type="string">
                <text:p>Rel. Pgs</text:p>
                <draw:g>
                  <svg:desc>Blad1.P1:Blad1.P1</svg:desc>
                </draw:g>
              </table:table-cell>
              <table:table-cell office:value-type="string">
                <text:p>Rel. Vgl</text:p>
                <draw:g>
                  <svg:desc>Blad1.Q1:Blad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lad1.L2:Blad1.L8</svg:desc>
                </draw:g>
              </table:table-cell>
              <table:table-cell office:value-type="float" office:value="0">
                <text:p>0</text:p>
                <draw:g>
                  <svg:desc>Blad1.M2:Blad1.M8</svg:desc>
                </draw:g>
              </table:table-cell>
              <table:table-cell office:value-type="float" office:value="0">
                <text:p>0</text:p>
                <draw:g>
                  <svg:desc>Blad1.N2:Blad1.N8</svg:desc>
                </draw:g>
              </table:table-cell>
              <table:table-cell office:value-type="float" office:value="0">
                <text:p>0</text:p>
                <draw:g>
                  <svg:desc>Blad1.O2:Blad1.O8</svg:desc>
                </draw:g>
              </table:table-cell>
              <table:table-cell office:value-type="float" office:value="0">
                <text:p>0</text:p>
                <draw:g>
                  <svg:desc>Blad1.P2:Blad1.P8</svg:desc>
                </draw:g>
              </table:table-cell>
              <table:table-cell office:value-type="float" office:value="0">
                <text:p>0</text:p>
                <draw:g>
                  <svg:desc>Blad1.Q2:Blad1.Q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1587301587302">
                <text:p>0.301587301587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6984126984127">
                <text:p>0.26984126984127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8630136986301">
                <text:p>0.198630136986301</text:p>
              </table:table-cell>
              <table:table-cell office:value-type="float" office:value="0.0684931506849315">
                <text:p>0.0684931506849315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143835616438356">
                <text:p>0.143835616438356</text:p>
              </table:table-cell>
              <table:table-cell office:value-type="float" office:value="0.246575342465753">
                <text:p>0.246575342465753</text:p>
              </table:table-cell>
              <table:table-cell office:value-type="float" office:value="0.301369863013699">
                <text:p>0.301369863013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6875">
                <text:p>0.0546875</text:p>
              </table:table-cell>
              <table:table-cell office:value-type="float" office:value="0.0625">
                <text:p>0.0625</text:p>
              </table:table-cell>
              <table:table-cell office:value-type="float" office:value="0.0390625">
                <text:p>0.039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